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text-properties fo:language="en" fo:country="GB"/>
    </style:style>
    <style:style style:name="P2" style:parent-style-name="Normal" style:family="paragraph">
      <style:text-properties fo:language="en" fo:country="NL"/>
    </style:style>
    <style:style style:name="TableColumn4" style:family="table-column">
      <style:table-column-properties style:column-width="1.252in"/>
    </style:style>
    <style:style style:name="TableColumn5" style:family="table-column">
      <style:table-column-properties style:column-width="1.252in"/>
    </style:style>
    <style:style style:name="TableColumn6" style:family="table-column">
      <style:table-column-properties style:column-width="1.252in"/>
    </style:style>
    <style:style style:name="TableColumn7" style:family="table-column">
      <style:table-column-properties style:column-width="1.252in"/>
    </style:style>
    <style:style style:name="TableColumn8" style:family="table-column">
      <style:table-column-properties style:column-width="1.2527in"/>
    </style:style>
    <style:style style:name="Table3" style:family="table">
      <style:table-properties style:width="6.2611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text-properties fo:language="en" fo:country="GB"/>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text-properties fo:language="en" fo:country="GB"/>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text-properties fo:language="en" fo:country="GB"/>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text-properties fo:language="en" fo:country="GB"/>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text-properties fo:language="en" fo:country="GB"/>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text-properties fo:language="en" fo:country="GB"/>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language="en" fo:country="GB"/>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fo:language="en" fo:country="GB"/>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fo:language="en" fo:country="GB"/>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text-properties fo:language="en" fo:country="GB"/>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text-properties fo:language="en" fo:country="GB"/>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text-properties fo:language="en" fo:country="GB"/>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text-properties fo:language="en" fo:country="GB"/>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text-properties fo:language="en" fo:country="GB"/>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fo:language="en" fo:country="GB"/>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fo:language="en" fo:country="GB"/>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fo:language="en" fo:country="GB"/>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fo:language="en" fo:country="GB"/>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text-properties fo:language="en" fo:country="GB"/>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fo:language="en" fo:country="GB"/>
    </style:style>
    <style:style style:name="P53" style:parent-style-name="Normal" style:family="paragraph">
      <style:text-properties fo:font-style="italic" style:font-style-asian="italic" style:font-style-complex="italic" fo:language="en" fo:country="GB"/>
    </style:style>
    <style:style style:name="P54" style:parent-style-name="Normal" style:family="paragraph">
      <style:text-properties fo:language="en" fo:country="NL"/>
    </style:style>
    <style:style style:name="T55" style:parent-style-name="DefaultParagraphFont" style:family="text">
      <style:text-properties fo:language="en" fo:country="GB"/>
    </style:style>
    <style:style style:name="T56" style:parent-style-name="DefaultParagraphFont" style:family="text">
      <style:text-properties fo:language="en" fo:country="NL"/>
    </style:style>
    <style:style style:name="P57" style:parent-style-name="Normal" style:family="paragraph">
      <style:text-properties fo:language="en" fo:country="NL"/>
    </style:style>
    <style:style style:name="T58" style:parent-style-name="DefaultParagraphFont" style:family="text">
      <style:text-properties fo:language="en" fo:country="NL"/>
    </style:style>
    <style:style style:name="T59" style:parent-style-name="DefaultParagraphFont" style:family="text">
      <style:text-properties fo:language="en" fo:country="NL"/>
    </style:style>
    <style:style style:name="T60" style:parent-style-name="DefaultParagraphFont" style:family="text">
      <style:text-properties fo:language="en" fo:country="NL"/>
    </style:style>
    <style:style style:name="T61" style:parent-style-name="DefaultParagraphFont" style:family="text">
      <style:text-properties fo:language="en" fo:country="NL"/>
    </style:style>
    <style:style style:name="T62" style:parent-style-name="DefaultParagraphFont" style:family="text">
      <style:text-properties fo:language="en" fo:country="NL"/>
    </style:style>
    <style:style style:name="T63" style:parent-style-name="DefaultParagraphFont" style:family="text">
      <style:text-properties fo:language="en" fo:country="NL"/>
    </style:style>
    <style:style style:name="T64" style:parent-style-name="DefaultParagraphFont" style:family="text">
      <style:text-properties fo:language="en" fo:country="GB"/>
    </style:style>
    <style:style style:name="P65" style:parent-style-name="Normal" style:family="paragraph">
      <style:text-properties fo:language="en" fo:country="GB"/>
    </style:style>
    <style:style style:name="P66" style:parent-style-name="Heading1" style:family="paragraph">
      <style:text-properties fo:language="en" fo:country="GB"/>
    </style:style>
    <style:style style:name="P67" style:parent-style-name="Normal" style:family="paragraph">
      <style:text-properties fo:language="en" fo:country="NL"/>
    </style:style>
    <style:style style:name="P68" style:parent-style-name="Normal" style:family="paragraph">
      <style:text-properties fo:language="en" fo:country="NL"/>
    </style:style>
    <style:style style:name="P69" style:parent-style-name="Normal" style:family="paragraph">
      <style:text-properties fo:language="en" fo:country="NL"/>
    </style:style>
    <style:style style:name="P70" style:parent-style-name="Normal" style:family="paragraph">
      <style:text-properties fo:language="en" fo:country="NL"/>
    </style:style>
    <style:style style:name="P71" style:parent-style-name="Normal" style:family="paragraph">
      <style:text-properties fo:language="en" fo:country="NL"/>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1.2 Algorithm</text:p>
      <text:p text:style-name="P2">Before implementing the game, we first needed to decide how to store and process the cards. We chose to represent each card as a list of four integers, with each integer corresponding to one of the card’s four properties: colour, shape, shading, and number. Additionally, each card has a string name that matches the filename of its image. Both representations are stored together in a nested list, making calculations and image loading straightforward. The properties are defined as follow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Properties:</text:p>
          </table:table-cell>
          <table:table-cell table:style-name="TableCell12">
            <text:p text:style-name="P13">Colour:</text:p>
          </table:table-cell>
          <table:table-cell table:style-name="TableCell14">
            <text:p text:style-name="P15">Shape:</text:p>
          </table:table-cell>
          <table:table-cell table:style-name="TableCell16">
            <text:p text:style-name="P17">Shading:</text:p>
          </table:table-cell>
          <table:table-cell table:style-name="TableCell18">
            <text:p text:style-name="P19">Number:</text:p>
          </table:table-cell>
        </table:table-row>
        <table:table-row table:style-name="TableRow20">
          <table:table-cell table:style-name="TableCell21">
            <text:p text:style-name="P22">1</text:p>
          </table:table-cell>
          <table:table-cell table:style-name="TableCell23">
            <text:p text:style-name="P24">Green</text:p>
          </table:table-cell>
          <table:table-cell table:style-name="TableCell25">
            <text:p text:style-name="P26">Diamond</text:p>
          </table:table-cell>
          <table:table-cell table:style-name="TableCell27">
            <text:p text:style-name="P28">Empty</text:p>
          </table:table-cell>
          <table:table-cell table:style-name="TableCell29">
            <text:p text:style-name="P30">One</text:p>
          </table:table-cell>
        </table:table-row>
        <table:table-row table:style-name="TableRow31">
          <table:table-cell table:style-name="TableCell32">
            <text:p text:style-name="P33">2</text:p>
          </table:table-cell>
          <table:table-cell table:style-name="TableCell34">
            <text:p text:style-name="P35">Purple</text:p>
          </table:table-cell>
          <table:table-cell table:style-name="TableCell36">
            <text:p text:style-name="P37">Oval</text:p>
          </table:table-cell>
          <table:table-cell table:style-name="TableCell38">
            <text:p text:style-name="P39">Filled</text:p>
          </table:table-cell>
          <table:table-cell table:style-name="TableCell40">
            <text:p text:style-name="P41">Two</text:p>
          </table:table-cell>
        </table:table-row>
        <table:table-row table:style-name="TableRow42">
          <table:table-cell table:style-name="TableCell43">
            <text:p text:style-name="P44">3</text:p>
          </table:table-cell>
          <table:table-cell table:style-name="TableCell45">
            <text:p text:style-name="P46">Red</text:p>
          </table:table-cell>
          <table:table-cell table:style-name="TableCell47">
            <text:p text:style-name="P48">Squiggle</text:p>
          </table:table-cell>
          <table:table-cell table:style-name="TableCell49">
            <text:p text:style-name="P50">Shaded</text:p>
          </table:table-cell>
          <table:table-cell table:style-name="TableCell51">
            <text:p text:style-name="P52">Three</text:p>
          </table:table-cell>
        </table:table-row>
      </table:table>
      <text:p text:style-name="P53">Table 1.2.1: properties of cards and corresponding numbers</text:p>
      <text:p text:style-name="P54">With this structure in place, we began developing the Card class in Python.</text:p>
      <text:h text:style-name="Heading1" text:outline-level="1">Class Card</text:h>
      <text:p text:style-name="Normal"><text:span text:style-name="T55">The class for the cards starts with the initialization.<text:s/></text:span><text:span text:style-name="T56">The Card class is responsible for storing a card’s properties, including colour, symbol, shading, and number. To make image loading easier, we created a string conversion function that formats the properties into a structured name.</text:span></text:p>
      <text:p text:style-name="P57">One of the most critical functions in this class is check_set(), which determines whether three given cards form a valid SET. The function works by verifying that, for each property, the three cards either share the same value or all have different values. Instead of checking directly for a SET, our approach is to check whether the given cards fail to be a SET. If any property does not follow the SET rule, the function immediately returns False and breaks. If all properties pass the test, the function returns True.<text:s/></text:p>
      <text:p text:style-name="Normal"><text:span text:style-name="T58">Since this function always evaluates exactly four properties, it runs in<text:s/></text:span><draw:frame draw:style-name="a0" text:anchor-type="as-char" svg:x="0in" svg:y="0in" svg:width="0.35417in" svg:height="0.18056in" style:rel-width="scale" style:rel-height="scale"><draw:object xlink:href="Object 1/" xlink:type="simple" xlink:show="embed" xlink:actuate="onLoad"/></draw:frame><text:span text:style-name="T59">time complexity. However, this only works efficiently because we assume the input always consists of exactly three cards. If we were to generalize the function for a variable number of cards (n), the complexity would increase to<text:s/></text:span><draw:frame draw:style-name="a1" text:anchor-type="as-char" svg:x="0in" svg:y="0in" svg:width="0.32639in" svg:height="0.18056in" style:rel-width="scale" style:rel-height="scale"><draw:object xlink:href="Object 2/" xlink:type="simple" xlink:show="embed" xlink:actuate="onLoad"/></draw:frame><text:span text:style-name="T60"><text:s/>due to the additional loop iterations. In addition to checking SETs, we implemented the pick_set() function, which searches for a valid SET among twelve displayed cards.</text:span></text:p>
      <text:p text:style-name="Normal"><text:span text:style-name="T61">The pick_set() function works by generating all possible combinations of three cards and passing each combination into check_set(). If a valid SET is found, the function returns the three cards, and the loop breaks. If no SET is found, it returns False. Since the function iterates through three loops (one for each card in a combination), its worst-case time complexity is<text:s/></text:span><draw:frame draw:style-name="a2" text:anchor-type="as-char" svg:x="0in" svg:y="0in" svg:width="0.38194in" svg:height="0.18056in" style:rel-width="scale" style:rel-height="scale"><draw:object xlink:href="Object 3/" xlink:type="simple" xlink:show="embed" xlink:actuate="onLoad"/></draw:frame><text:span text:style-name="T62">. However, since the maximum number of displayed cards is twelve, this complexity remains manageable.</text:span></text:p>
      <text:p text:style-name="Normal"><text:span text:style-name="T63">Lastly, we needed a way to randomly select and remove cards from the deck.<text:s/></text:span><text:span text:style-name="T64">The random() function returns a random card. It also removes the card elements from the corresponding input lists.<text:s/></text:span></text:p>
      <text:p text:style-name="P65">This is how we defined the class for the cards, it can pick and check a SET and it can also randomly make cards. We wanted the game to work with buttons, therefore we needed another class. Because we had no previous experience with pygame, we looked on the internet on how to make a button class and found a video, we adapted the code from the video to make it work in our game. The video is listed with our other sources. This class takes an image, position and the scale to create the button, if the button is clicked on screen, the draw() function returns ‘True’.</text:p>
      <text:soft-page-break/>
      <text:h text:style-name="P66" text:outline-level="1">Game-loop</text:h>
      <text:p text:style-name="P67">The game begins by generating two lists of 81 unique cards: one containing the numerical representation of each card and another containing their string names for image loading. The twelve cards displayed on the screen are selected randomly using the random function from the Card class, ensuring that each card has both a list-based representation and a corresponding string name.</text:p>
      <text:p text:style-name="P68">During the player’s turn, they can select three cards. Once three cards are chosen, the check_set function determines whether they form a valid SET. If they do, the player earns a point, and the selected cards are replaced with three new ones. However, if the player submits an invalid SET or if the in-game timer runs out, the turn passes to the computer.</text:p>
      <text:p text:style-name="P69">When it is the computer’s turn, the pick_set function searches for a valid SET among the displayed cards. If a SET is found, those cards are replaced, the computer scores a point, and the timer resets. If no SET is found, the game replaces the last three cards with new ones and resets the timer. The game continues until the deck is empty, and no valid SETs remain on the board. At this point, the game ends, and the player with the most points wins.</text:p>
      <text:p text:style-name="P70">This explanation covers the core game loop. Additional features such as the main menu, difficulty selection, pause/help button, exit button, and visual indicators for selected cards contribute to the user experience. These elements primarily rely on if-statements and event handling in Pygame, which are well-documented in the code with comments</text:p>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20pt" style:font-size-asian="20pt" style:font-size-complex="20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Kop3Char" style:display-name="Kop 3 Char" style:family="text" style:parent-style-name="Standaardalinea-lettertype">
      <style:text-properties style:font-name-asian="Times New Roman" style:font-name-complex="Times New Roman" fo:color="#2F5496" fo:font-size="14pt" style:font-size-asian="14pt" style:font-size-complex="14pt" fo:language="nl" fo:country="NL"/>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2F5496" fo:language="nl" fo:country="NL"/>
    </style:style>
    <style:style style:name="Kop5Char" style:display-name="Kop 5 Char" style:family="text" style:parent-style-name="Standaardalinea-lettertype">
      <style:text-properties style:font-name-asian="Times New Roman" style:font-name-complex="Times New Roman" fo:color="#2F5496" fo:language="nl" fo:country="NL"/>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fo:language="nl" fo:country="NL"/>
    </style:style>
    <style:style style:name="Kop7Char" style:display-name="Kop 7 Char" style:family="text" style:parent-style-name="Standaardalinea-lettertype">
      <style:text-properties style:font-name-asian="Times New Roman" style:font-name-complex="Times New Roman" fo:color="#595959" fo:language="nl" fo:country="NL"/>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fo:language="nl" fo:country="NL"/>
    </style:style>
    <style:style style:name="Kop9Char" style:display-name="Kop 9 Char" style:family="text" style:parent-style-name="Standaardalinea-lettertype">
      <style:text-properties style:font-name-asian="Times New Roman" style:font-name-complex="Times New Roman" fo:color="#272727" fo:language="nl" fo:country="NL"/>
    </style:style>
    <style:style style:name="Titel" style:display-name="Titel" style:family="paragraph" style:parent-style-name="Standaard" style:next-style-name="Standaard">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fo:language="nl" fo:country="NL"/>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fo:language="nl" fo:country="NL"/>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fo:language="nl" fo:country="NL"/>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2F5496"/>
    </style:style>
    <style:style style:name="Duidelijkcitaat" style:display-name="Duidelijk citaat" style:family="paragraph" style:parent-style-name="Standaard" style:next-style-name="Standa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DuidelijkcitaatChar" style:display-name="Duidelijk citaat Char" style:family="text" style:parent-style-name="Standaardalinea-lettertype">
      <style:text-properties fo:font-style="italic" style:font-style-asian="italic" style:font-style-complex="italic" fo:color="#2F5496" fo:language="nl" fo:country="NL"/>
    </style:style>
    <style:style style:name="Intensieveverwijzing" style:display-name="Intensieve verwijzing" style:family="text" style:parent-style-name="Standaardalinea-lettertype">
      <style:text-properties fo:font-weight="bold" style:font-weight-asian="bold" style:font-weight-complex="bold" fo:font-variant="small-caps" fo:color="#2F5496" fo:letter-spacing="0.0034in"/>
    </style:style>
    <style:style style:name="PlaceholderText" style:display-name="Placeholder Text" style:family="text" style:parent-style-name="DefaultParagraphFont">
      <style:text-properties fo:color="#666666"/>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true"/>
    </style:style>
    <style:style style:name="Title" style:display-name="Title" style:family="paragraph" style:parent-style-name="Normal" style:next-style-name="Normal">
      <style:paragraph-properties style:contextual-spacing="true" fo:margin-bottom="0in" fo:line-height="100%"/>
      <style:text-properties style:font-name="Aptos Display" style:font-name-asian="Times New Roman" style:font-name-complex="Times New Roman" fo:letter-spacing="-0.0069in" style:letter-kerning="true" fo:font-size="28pt" style:font-size-asian="28pt" style:font-size-complex="28pt" fo:hyphenate="tru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m, A.A. (Arnout)</meta:initial-creator>
    <dc:creator>Dam, A.A. (Arnout)</dc:creator>
    <meta:creation-date>2025-01-25T11:54:00Z</meta:creation-date>
    <dc:date>2025-01-31T09:36:00Z</dc:date>
    <meta:template xlink:href="Normal" xlink:type="simple"/>
    <meta:editing-cycles>5</meta:editing-cycles>
    <meta:editing-duration>PT0S</meta:editing-duration>
    <meta:document-statistic meta:page-count="2" meta:paragraph-count="9" meta:word-count="725" meta:character-count="4855" meta:row-count="34" meta:non-whitespace-character-count="4139"/>
  </office:meta>
</office:document-meta>
</file>

<file path=Object 1/content.xml><?xml version="1.0" encoding="utf-8"?>
<mml:math xmlns:mml="http://www.w3.org/1998/Math/MathML" xmlns:m="http://schemas.openxmlformats.org/officeDocument/2006/math">
  <mml:mi mathvariant="script">O</mml:mi>
  <mml:mo>(</mml:mo>
  <mml:mn>1</mml:mn>
  <mml:mo>)</mml:mo>
  <mml:mi> </mml:mi>
</mml:math>
</file>

<file path=Object 2/content.xml><?xml version="1.0" encoding="utf-8"?>
<mml:math xmlns:mml="http://www.w3.org/1998/Math/MathML" xmlns:m="http://schemas.openxmlformats.org/officeDocument/2006/math">
  <mml:mi mathvariant="script">O</mml:mi>
  <mml:mo>(</mml:mo>
  <mml:mi>n</mml:mi>
  <mml:mo>)</mml:mo>
</mml:math>
</file>

<file path=Object 3/content.xml><?xml version="1.0" encoding="utf-8"?>
<mml:math xmlns:mml="http://www.w3.org/1998/Math/MathML" xmlns:m="http://schemas.openxmlformats.org/officeDocument/2006/math">
  <mml:mi mathvariant="script">O</mml:mi>
  <mml:mo>(</mml:mo>
  <mml:mi>n</mml:mi>
  <mml:mo>³</mml:mo>
  <mml:mo>)</mml:mo>
</mml:math>
</file>